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886824CFDDD4C1E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31cm, 1.147cm, 10.293cm, 1.98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32cm" svg:height="21.6cm" svg:x="0.992cm" svg:y="2.291cm">
          <draw:image xlink:href="Pictures/10000000000005E8000007E0886824CFDDD4C1E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24:25.538477470</dc:date>
    <meta:editing-duration>PT3M50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